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2" style:family="table">
      <style:table-properties style:width="17.247cm" fo:margin-left="0cm" table:align="left"/>
    </style:style>
    <style:style style:name="Tabella2.A" style:family="table-column">
      <style:table-column-properties style:column-width="9.125cm"/>
    </style:style>
    <style:style style:name="Tabella2.B" style:family="table-column">
      <style:table-column-properties style:column-width="8.123cm"/>
    </style:style>
    <style:style style:name="Tabella2.A1" style:family="table-cell">
      <style:table-cell-properties fo:padding-left="0.123cm" fo:padding-right="0.123cm" fo:padding-top="0cm" fo:padding-bottom="0cm" fo:border="none"/>
    </style:style>
    <style:style style:name="Tabella3" style:family="table">
      <style:table-properties style:width="17.253cm" fo:margin-left="0.125cm" table:align="left"/>
    </style:style>
    <style:style style:name="Tabella3.A" style:family="table-column">
      <style:table-column-properties style:column-width="6.08cm"/>
    </style:style>
    <style:style style:name="Tabella3.B" style:family="table-column">
      <style:table-column-properties style:column-width="2.921cm"/>
    </style:style>
    <style:style style:name="Tabella3.C" style:family="table-column">
      <style:table-column-properties style:column-width="8.251cm"/>
    </style:style>
    <style:style style:name="Tabella3.A1" style:family="table-cell">
      <style:table-cell-properties fo:padding-left="0.125cm" fo:padding-right="0.125cm" fo:padding-top="0cm" fo:padding-bottom="0cm" fo:border="none"/>
    </style:style>
    <style:style style:name="Tabella4" style:family="table">
      <style:table-properties style:width="17.247cm" fo:margin-left="0cm" table:align="left"/>
    </style:style>
    <style:style style:name="Tabella4.A" style:family="table-column">
      <style:table-column-properties style:column-width="2.124cm"/>
    </style:style>
    <style:style style:name="Tabella4.B" style:family="table-column">
      <style:table-column-properties style:column-width="15.124cm"/>
    </style:style>
    <style:style style:name="Tabella4.A1" style:family="table-cell">
      <style:table-cell-properties fo:padding-left="0.123cm" fo:padding-right="0.123cm" fo:padding-top="0cm" fo:padding-bottom="0cm" fo:border="none"/>
    </style:style>
    <style:style style:name="Tabella5" style:family="table">
      <style:table-properties style:width="17.247cm" fo:margin-left="0cm" table:align="left"/>
    </style:style>
    <style:style style:name="Tabella5.A" style:family="table-column">
      <style:table-column-properties style:column-width="6.625cm"/>
    </style:style>
    <style:style style:name="Tabella5.B" style:family="table-column">
      <style:table-column-properties style:column-width="10.622cm"/>
    </style:style>
    <style:style style:name="Tabella5.A1" style:family="table-cell">
      <style:table-cell-properties fo:padding-left="0.123cm" fo:padding-right="0.123cm" fo:padding-top="0cm" fo:padding-bottom="0cm" fo:border="none"/>
    </style:style>
    <style:style style:name="P1" style:family="paragraph" style:parent-style-name="Normale">
      <style:paragraph-properties fo:text-align="justify" style:justify-single-word="false"/>
      <style:text-properties fo:font-size="8pt" fo:font-style="italic" style:font-size-asian="8pt" style:font-style-asian="italic"/>
    </style:style>
    <style:style style:name="P2" style:family="paragraph" style:parent-style-name="Normale">
      <style:paragraph-properties fo:text-align="justify" style:justify-single-word="false"/>
      <style:text-properties fo:font-size="8pt" style:font-size-asian="8pt" style:font-size-complex="8pt"/>
    </style:style>
    <style:style style:name="P3" style:family="paragraph" style:parent-style-name="Normale">
      <style:paragraph-properties fo:text-align="justify" style:justify-single-word="false"/>
      <style:text-properties fo:font-size="8pt" fo:font-weight="bold" style:font-size-asian="8pt" style:font-weight-asian="bold" style:font-size-complex="8pt" style:font-weight-complex="bold"/>
    </style:style>
    <style:style style:name="P4" style:family="paragraph" style:parent-style-name="Normale">
      <style:paragraph-properties fo:text-align="justify" style:justify-single-word="false"/>
    </style:style>
    <style:style style:name="P5" style:family="paragraph" style:parent-style-name="Normale">
      <style:paragraph-properties fo:text-align="justify" style:justify-single-word="false"/>
      <style:text-properties officeooo:rsid="000a66d5" officeooo:paragraph-rsid="000a66d5"/>
    </style:style>
    <style:style style:name="P6" style:family="paragraph" style:parent-style-name="Normale">
      <style:paragraph-properties fo:text-align="end" style:justify-single-word="false"/>
    </style:style>
    <style:style style:name="P7" style:family="paragraph" style:parent-style-name="Normale">
      <style:paragraph-properties>
        <style:tab-stops>
          <style:tab-stop style:position="-2.501cm" style:type="right"/>
        </style:tab-stops>
      </style:paragraph-properties>
      <style:text-properties fo:font-size="11pt" fo:font-weight="bold" officeooo:rsid="000a66d5" officeooo:paragraph-rsid="000a66d5" style:font-size-asian="11pt" style:font-weight-asian="bold" style:font-size-complex="11pt"/>
    </style:style>
    <style:style style:name="P8" style:family="paragraph" style:parent-style-name="Normale">
      <style:paragraph-properties fo:text-align="justify" style:justify-single-word="false"/>
      <style:text-properties fo:font-weight="bold" style:font-weight-asian="bold"/>
    </style:style>
    <style:style style:name="P9" style:family="paragraph" style:parent-style-name="Normale">
      <style:paragraph-properties>
        <style:tab-stops>
          <style:tab-stop style:position="-2.501cm" style:type="right"/>
        </style:tab-stops>
      </style:paragraph-properties>
      <style:text-properties fo:font-weight="bold" officeooo:paragraph-rsid="000a66d5" style:font-weight-asian="bold"/>
    </style:style>
    <style:style style:name="P10" style:family="paragraph" style:parent-style-name="Normale">
      <style:paragraph-properties fo:margin-left="0cm" fo:margin-right="0cm" fo:text-align="justify" style:justify-single-word="false" fo:text-indent="1.251cm" style:auto-text-indent="false"/>
    </style:style>
    <style:style style:name="P11" style:family="paragraph" style:parent-style-name="Normale">
      <style:paragraph-properties fo:margin-left="0cm" fo:margin-right="0cm" fo:text-align="justify" style:justify-single-word="false" fo:text-indent="1.251cm" style:auto-text-indent="false"/>
      <style:text-properties fo:font-weight="bold" style:font-weight-asian="bold" style:font-weight-complex="bold"/>
    </style:style>
    <style:style style:name="P12" style:family="paragraph" style:parent-style-name="Normale">
      <style:paragraph-properties fo:margin-left="0cm" fo:margin-right="0cm" fo:margin-top="0.176cm" fo:margin-bottom="0cm" style:contextual-spacing="false" fo:text-align="justify" style:justify-single-word="false" fo:text-indent="1.251cm" style:auto-text-indent="false" style:text-autospace="ideograph-alpha" style:punctuation-wrap="hanging" style:vertical-align="auto"/>
    </style:style>
    <style:style style:name="P13" style:family="paragraph" style:parent-style-name="Normale">
      <style:paragraph-properties fo:margin-left="0cm" fo:margin-right="0cm" fo:margin-top="0.18cm" fo:margin-bottom="0cm" style:contextual-spacing="false" fo:text-align="justify" style:justify-single-word="false" fo:text-indent="1.251cm" style:auto-text-indent="false" style:text-autospace="ideograph-alpha" style:punctuation-wrap="hanging" style:vertical-align="auto"/>
    </style:style>
    <style:style style:name="P14" style:family="paragraph" style:parent-style-name="Normale">
      <style:paragraph-properties fo:margin-left="2.501cm" fo:margin-right="0cm" fo:margin-top="0.18cm" fo:margin-bottom="0cm" style:contextual-spacing="false" fo:text-align="justify" style:justify-single-word="false" fo:text-indent="0cm" style:auto-text-indent="false" style:text-autospace="ideograph-alpha" style:punctuation-wrap="hanging" style:vertical-align="auto">
        <style:tab-stops/>
      </style:paragraph-properties>
    </style:style>
    <style:style style:name="P15" style:family="paragraph" style:parent-style-name="Normale">
      <style:paragraph-properties fo:margin-left="2.501cm" fo:margin-right="0cm" fo:margin-top="0.18cm" fo:margin-bottom="0cm" style:contextual-spacing="false" fo:text-align="justify" style:justify-single-word="false" fo:text-indent="0cm" style:auto-text-indent="false" style:text-autospace="ideograph-alpha" style:punctuation-wrap="hanging" style:vertical-align="auto">
        <style:tab-stops>
          <style:tab-stop style:position="-2.501cm"/>
        </style:tab-stops>
      </style:paragraph-properties>
    </style:style>
    <style:style style:name="P16" style:family="paragraph" style:parent-style-name="Normale">
      <style:paragraph-properties fo:margin-left="0.834cm" fo:margin-right="0cm" fo:text-align="justify" style:justify-single-word="false" fo:text-indent="0cm" style:auto-text-indent="false">
        <style:tab-stops/>
      </style:paragraph-properties>
    </style:style>
    <style:style style:name="P17" style:family="paragraph" style:parent-style-name="Normale">
      <style:paragraph-properties fo:margin-left="2.519cm" fo:margin-right="0cm" fo:text-align="justify" style:justify-single-word="false" fo:text-indent="0cm" style:auto-text-indent="false">
        <style:tab-stops>
          <style:tab-stop style:position="-1.249cm"/>
        </style:tab-stops>
      </style:paragraph-properties>
    </style:style>
    <style:style style:name="P18" style:family="paragraph" style:parent-style-name="Normale">
      <style:paragraph-properties fo:margin-left="0.635cm" fo:margin-right="0cm" fo:text-align="justify" style:justify-single-word="false" fo:text-indent="0cm" style:auto-text-indent="false">
        <style:tab-stops/>
      </style:paragraph-properties>
    </style:style>
    <style:style style:name="P19" style:family="paragraph" style:parent-style-name="Normale">
      <style:paragraph-properties fo:margin-left="0.635cm" fo:margin-right="0cm" fo:text-align="justify" style:justify-single-word="false" fo:text-indent="0cm" style:auto-text-indent="false">
        <style:tab-stops/>
      </style:paragraph-properties>
      <style:text-properties fo:background-color="#ffff00"/>
    </style:style>
    <style:style style:name="P20" style:family="paragraph" style:parent-style-name="Normale">
      <style:paragraph-properties fo:margin-left="0.635cm" fo:margin-right="0cm" fo:text-align="center" style:justify-single-word="false" fo:text-indent="0cm" style:auto-text-indent="false">
        <style:tab-stops/>
      </style:paragraph-properties>
    </style:style>
    <style:style style:name="P21" style:family="paragraph" style:parent-style-name="Normale">
      <style:paragraph-properties fo:margin-left="0.635cm" fo:margin-right="0cm" fo:text-align="justify" style:justify-single-word="false" fo:text-indent="0cm" style:auto-text-indent="false">
        <style:tab-stops/>
      </style:paragraph-properties>
      <style:text-properties fo:font-size="8pt" style:font-size-asian="8pt" style:font-size-complex="8pt"/>
    </style:style>
    <style:style style:name="P22" style:family="paragraph" style:parent-style-name="Normale">
      <style:paragraph-properties fo:margin-left="2.498cm" fo:margin-right="0cm" fo:margin-top="0.176cm" fo:margin-bottom="0cm" style:contextual-spacing="false" fo:text-align="justify" style:justify-single-word="false" fo:text-indent="0cm" style:auto-text-indent="false" style:text-autospace="ideograph-alpha" style:punctuation-wrap="hanging" style:vertical-align="auto">
        <style:tab-stops/>
      </style:paragraph-properties>
    </style:style>
    <style:style style:name="P23" style:family="paragraph" style:parent-style-name="Normale">
      <style:paragraph-properties fo:margin-left="0.635cm" fo:margin-right="0cm" fo:text-align="justify" style:justify-single-word="false" fo:text-indent="0.614cm" style:auto-text-indent="false">
        <style:tab-stops/>
      </style:paragraph-properties>
    </style:style>
    <style:style style:name="P24" style:family="paragraph" style:parent-style-name="Normale">
      <style:paragraph-properties fo:margin-left="0cm" fo:margin-right="0cm" fo:text-align="justify" style:justify-single-word="false" fo:text-indent="0.635cm" style:auto-text-indent="false"/>
      <style:text-properties fo:font-size="8pt" fo:font-weight="bold" style:font-size-asian="8pt" style:font-weight-asian="bold" style:font-size-complex="8pt" style:font-weight-complex="bold"/>
    </style:style>
    <style:style style:name="P25" style:family="paragraph" style:parent-style-name="Heading_20_1">
      <style:text-properties style:font-name="Times New Roman" fo:font-size="8pt" style:font-size-asian="8pt" style:font-name-complex="Times New Roman" style:font-size-complex="8pt"/>
    </style:style>
    <style:style style:name="P26" style:family="paragraph" style:parent-style-name="Normale" style:list-style-name="L6">
      <style:paragraph-properties fo:text-align="justify" style:justify-single-word="false"/>
    </style:style>
    <style:style style:name="P27" style:family="paragraph" style:parent-style-name="Normale" style:list-style-name="L7">
      <style:paragraph-properties fo:text-align="justify" style:justify-single-word="false"/>
    </style:style>
    <style:style style:name="P28" style:family="paragraph" style:parent-style-name="Normale" style:list-style-name="L9">
      <style:paragraph-properties fo:text-align="justify" style:justify-single-word="false"/>
    </style:style>
    <style:style style:name="P29" style:family="paragraph" style:parent-style-name="Normale" style:list-style-name="L9">
      <style:paragraph-properties fo:text-align="justify" style:justify-single-word="false" fo:orphans="0" fo:widows="0" fo:hyphenation-ladder-count="no-limit">
        <style:tab-stops>
          <style:tab-stop style:position="-1.27cm"/>
          <style:tab-stop style:position="0cm"/>
        </style:tab-stops>
      </style:paragraph-properties>
      <style:text-properties fo:hyphenate="false"/>
    </style:style>
    <style:style style:name="P30" style:family="paragraph" style:parent-style-name="Normale" style:list-style-name="L9">
      <style:paragraph-properties fo:text-align="justify" style:justify-single-word="false">
        <style:tab-stops/>
      </style:paragraph-properties>
    </style:style>
    <style:style style:name="P31" style:family="paragraph" style:parent-style-name="Normale" style:list-style-name="L10">
      <style:paragraph-properties fo:text-align="justify" style:justify-single-word="false"/>
    </style:style>
    <style:style style:name="P32" style:family="paragraph" style:parent-style-name="Normale">
      <style:paragraph-properties>
        <style:tab-stops>
          <style:tab-stop style:position="-2.501cm" style:type="right"/>
        </style:tab-stops>
      </style:paragraph-properties>
      <style:text-properties fo:font-size="11pt" fo:font-weight="bold" officeooo:rsid="000a66d5" officeooo:paragraph-rsid="000c01f7" style:font-size-asian="11pt" style:font-weight-asian="bold" style:font-size-complex="11pt"/>
    </style:style>
    <style:style style:name="P33" style:family="paragraph" style:parent-style-name="Normale">
      <style:paragraph-properties>
        <style:tab-stops>
          <style:tab-stop style:position="-2.501cm" style:type="right"/>
        </style:tab-stops>
      </style:paragraph-properties>
      <style:text-properties fo:font-size="11pt" fo:font-weight="bold" officeooo:rsid="000a66d5" officeooo:paragraph-rsid="000d5fa3" style:font-size-asian="11pt" style:font-weight-asian="bold" style:font-size-complex="11pt"/>
    </style:style>
    <style:style style:name="P34" style:family="paragraph" style:parent-style-name="Normale">
      <style:paragraph-properties>
        <style:tab-stops>
          <style:tab-stop style:position="-2.501cm" style:type="right"/>
        </style:tab-stops>
      </style:paragraph-properties>
      <style:text-properties fo:font-size="11pt" fo:font-weight="bold" officeooo:rsid="000c01f7" officeooo:paragraph-rsid="000c01f7" style:font-size-asian="11pt" style:font-weight-asian="bold" style:font-size-complex="11pt"/>
    </style:style>
    <style:style style:name="P35" style:family="paragraph" style:parent-style-name="Normale">
      <style:paragraph-properties>
        <style:tab-stops>
          <style:tab-stop style:position="-2.501cm" style:type="right"/>
        </style:tab-stops>
      </style:paragraph-properties>
      <style:text-properties fo:font-size="11pt" fo:font-weight="bold" officeooo:rsid="000e6fa4" officeooo:paragraph-rsid="000e6fa4" style:font-size-asian="11pt" style:font-weight-asian="bold" style:font-size-complex="11pt"/>
    </style:style>
    <style:style style:name="P36" style:family="paragraph" style:parent-style-name="Normale" style:master-page-name="MPF0">
      <style:paragraph-properties style:page-number="auto" fo:break-before="page"/>
    </style:style>
    <style:style style:name="P37" style:family="paragraph" style:parent-style-name="Normale" style:list-style-name="L6">
      <style:paragraph-properties fo:margin-top="0.176cm" fo:margin-bottom="0cm" style:contextual-spacing="false" fo:text-align="justify" style:justify-single-word="false" style:text-autospace="ideograph-alpha" style:punctuation-wrap="hanging" style:vertical-align="auto"/>
    </style:style>
    <style:style style:name="P38" style:family="paragraph" style:parent-style-name="Normale" style:list-style-name="L9">
      <style:paragraph-properties fo:margin-top="0.176cm" fo:margin-bottom="0cm" style:contextual-spacing="false" fo:text-align="justify" style:justify-single-word="false" style:text-autospace="ideograph-alpha" style:punctuation-wrap="hanging" style:vertical-align="auto"/>
    </style:style>
    <style:style style:name="P39" style:family="paragraph" style:parent-style-name="Normale" style:list-style-name="L11">
      <style:paragraph-properties fo:margin-top="0.176cm" fo:margin-bottom="0cm" style:contextual-spacing="false" fo:text-align="justify" style:justify-single-word="false" style:text-autospace="ideograph-alpha" style:punctuation-wrap="hanging" style:vertical-align="auto"/>
    </style:style>
    <style:style style:name="P40" style:family="paragraph" style:parent-style-name="Normale" style:list-style-name="L8">
      <style:paragraph-properties fo:margin-left="1.884cm" fo:margin-right="0cm" fo:text-align="justify" style:justify-single-word="false" fo:hyphenation-ladder-count="no-limit" fo:text-indent="0cm" style:auto-text-indent="false">
        <style:tab-stops>
          <style:tab-stop style:position="-0.614cm"/>
        </style:tab-stops>
      </style:paragraph-properties>
      <style:text-properties fo:hyphenate="false"/>
    </style:style>
    <style:style style:name="P41" style:family="paragraph" style:parent-style-name="Normale" style:list-style-name="L8">
      <style:paragraph-properties fo:margin-left="1.884cm" fo:margin-right="0cm" fo:text-align="justify" style:justify-single-word="false" fo:hyphenation-ladder-count="no-limit" fo:text-indent="0cm" style:auto-text-indent="false">
        <style:tab-stops>
          <style:tab-stop style:position="-0.614cm"/>
        </style:tab-stops>
      </style:paragraph-properties>
      <style:text-properties fo:background-color="#00ff00" fo:hyphenate="false"/>
    </style:style>
    <style:style style:name="P42" style:family="paragraph">
      <style:paragraph-properties fo:text-align="justify"/>
    </style:style>
    <style:style style:name="P43" style:family="paragraph">
      <style:paragraph-properties style:writing-mode="lr-tb"/>
    </style:style>
    <style:style style:name="T1" style:family="text">
      <style:text-properties style:font-name="Zurich XBlk BT" fo:font-size="8pt" style:font-size-asian="8pt"/>
    </style:style>
    <style:style style:name="T2" style:family="text">
      <style:text-properties style:text-underline-style="solid" style:text-underline-width="auto" style:text-underline-color="font-color" fo:font-weight="bold" style:text-underline-mode="continuous" style:text-overline-mode="continuous" style:text-line-through-mode="continuous" fo:background-color="#00ff00" style:font-weight-asian="bold" style:font-weight-complex="bold"/>
    </style:style>
    <style:style style:name="T3" style:family="text">
      <style:text-properties style:text-underline-style="solid" style:text-underline-width="auto" style:text-underline-color="font-color" style:text-underline-mode="continuous" style:text-overline-mode="continuous" style:text-line-through-mode="continuous"/>
    </style:style>
    <style:style style:name="T4" style:family="text">
      <style:text-properties fo:font-size="8pt" fo:font-style="italic" style:font-size-asian="8pt" style:font-style-asian="italic"/>
    </style:style>
    <style:style style:name="T5" style:family="text">
      <style:text-properties fo:font-size="8pt" fo:font-style="italic" fo:font-weight="normal" style:font-size-asian="8pt" style:font-style-asian="italic" style:font-weight-asian="normal" style:font-size-complex="8pt" style:font-style-complex="italic"/>
    </style:style>
    <style:style style:name="T6" style:family="text">
      <style:text-properties fo:font-size="8pt" fo:font-weight="normal" style:font-size-asian="8pt" style:font-weight-asian="normal" style:font-size-complex="8pt"/>
    </style:style>
    <style:style style:name="T7" style:family="text">
      <style:text-properties fo:background-color="#ffff00"/>
    </style:style>
    <style:style style:name="T8" style:family="text">
      <style:text-properties fo:font-size="11pt" style:font-size-asian="11pt" style:font-size-complex="11pt"/>
    </style:style>
    <style:style style:name="T9" style:family="text">
      <style:text-properties fo:font-size="11pt" fo:font-weight="bold" officeooo:rsid="000a66d5" style:font-size-asian="11pt" style:font-weight-asian="bold" style:font-size-complex="11pt"/>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background-color="#00ff00"/>
    </style:style>
    <style:style style:name="T13" style:family="text">
      <style:text-properties fo:color="#000000"/>
    </style:style>
    <style:style style:name="T14" style:family="text">
      <style:text-properties fo:background-color="#00ffff"/>
    </style:style>
    <style:style style:name="T15" style:family="text">
      <style:text-properties officeooo:rsid="000be0bd"/>
    </style:style>
    <style:style style:name="T16" style:family="text">
      <style:text-properties officeooo:rsid="000c01f7"/>
    </style:style>
    <style:style style:name="T17" style:family="text">
      <style:text-properties officeooo:rsid="000d5fa3"/>
    </style:style>
    <style:style style:name="T18" style:family="text">
      <style:text-properties style:font-name="Arial" fo:font-size="20pt" fo:font-weight="bold" style:font-size-asian="20pt" style:font-weight-asian="bold"/>
    </style:style>
    <style:style style:name="T19" style:family="text">
      <style:text-properties fo:font-size="16pt" fo:font-style="italic" style:font-size-asian="16pt" style:font-style-asian="italic"/>
    </style:style>
    <style:style style:name="T20" style:family="text">
      <style:text-properties fo:font-size="12pt" fo:font-style="italic" style:font-size-asian="12pt" style:font-style-asian="italic" style:font-style-complex="italic"/>
    </style:style>
    <style:style style:name="T21"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fr1" style:family="graphic" style:parent-style-name="OLE">
      <style:graphic-properties style:vertical-pos="top" style:vertical-rel="baseline" draw:ole-draw-aspect="1" draw:visible-area-top="0cm" draw:visible-area-width="5.001cm" draw:visible-area-height="5.001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bullet text:level="1" text:style-name="WW_5f_CharLFO20LVL1" text:bullet-char="">
        <style:list-level-properties text:space-before="0.834cm" text:min-label-width="0.801cm"/>
        <style:text-properties style:font-name="Symbol"/>
      </text:list-level-style-bullet>
      <text:list-level-style-bullet text:level="2" text:style-name="WW_5f_CharLFO20LVL2" text:bullet-char="o">
        <style:list-level-properties text:space-before="2.54cm" text:min-label-width="0.635cm"/>
        <style:text-properties style:font-name="Courier New"/>
      </text:list-level-style-bullet>
      <text:list-level-style-bullet text:level="3" text:style-name="WW_5f_CharLFO20LVL3" text:bullet-char="">
        <style:list-level-properties text:space-before="3.81cm" text:min-label-width="0.635cm"/>
        <style:text-properties style:font-name="Wingdings"/>
      </text:list-level-style-bullet>
      <text:list-level-style-bullet text:level="4" text:style-name="WW_5f_CharLFO20LVL4" text:bullet-char="">
        <style:list-level-properties text:space-before="5.08cm" text:min-label-width="0.635cm"/>
        <style:text-properties style:font-name="Symbol"/>
      </text:list-level-style-bullet>
      <text:list-level-style-bullet text:level="5" text:style-name="WW_5f_CharLFO20LVL5" text:bullet-char="o">
        <style:list-level-properties text:space-before="6.35cm" text:min-label-width="0.635cm"/>
        <style:text-properties style:font-name="Courier New"/>
      </text:list-level-style-bullet>
      <text:list-level-style-bullet text:level="6" text:style-name="WW_5f_CharLFO20LVL6" text:bullet-char="">
        <style:list-level-properties text:space-before="7.62cm" text:min-label-width="0.635cm"/>
        <style:text-properties style:font-name="Wingdings"/>
      </text:list-level-style-bullet>
      <text:list-level-style-bullet text:level="7" text:style-name="WW_5f_CharLFO20LVL7" text:bullet-char="">
        <style:list-level-properties text:space-before="8.89cm" text:min-label-width="0.635cm"/>
        <style:text-properties style:font-name="Symbol"/>
      </text:list-level-style-bullet>
      <text:list-level-style-bullet text:level="8" text:style-name="WW_5f_CharLFO20LVL8" text:bullet-char="o">
        <style:list-level-properties text:space-before="10.16cm" text:min-label-width="0.635cm"/>
        <style:text-properties style:font-name="Courier New"/>
      </text:list-level-style-bullet>
      <text:list-level-style-bullet text:level="9" text:style-name="WW_5f_CharLFO20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9LVL1" text:bullet-char="">
        <style:list-level-properties text:space-before="0.635cm" text:min-label-width="0.801cm"/>
        <style:text-properties style:font-name="Symbol"/>
      </text:list-level-style-bullet>
      <text:list-level-style-number text:level="2" style:num-suffix="." style:num-format="1">
        <style:list-level-properties text:space-before="1.905cm" text:min-label-width="0.635cm"/>
      </text:list-level-style-number>
      <text:list-level-style-bullet text:level="3" text:style-name="WW_5f_CharLFO19LVL3" text:bullet-char="">
        <style:list-level-properties text:space-before="3.175cm" text:min-label-width="0.635cm"/>
        <style:text-properties style:font-name="Wingdings"/>
      </text:list-level-style-bullet>
      <text:list-level-style-bullet text:level="4" text:style-name="WW_5f_CharLFO19LVL4" text:bullet-char="">
        <style:list-level-properties text:space-before="4.445cm" text:min-label-width="0.635cm"/>
        <style:text-properties style:font-name="Symbol"/>
      </text:list-level-style-bullet>
      <text:list-level-style-bullet text:level="5" text:style-name="WW_5f_CharLFO19LVL5" text:bullet-char="o">
        <style:list-level-properties text:space-before="5.715cm" text:min-label-width="0.635cm"/>
        <style:text-properties style:font-name="Courier New"/>
      </text:list-level-style-bullet>
      <text:list-level-style-bullet text:level="6" text:style-name="WW_5f_CharLFO19LVL6" text:bullet-char="">
        <style:list-level-properties text:space-before="6.985cm" text:min-label-width="0.635cm"/>
        <style:text-properties style:font-name="Wingdings"/>
      </text:list-level-style-bullet>
      <text:list-level-style-bullet text:level="7" text:style-name="WW_5f_CharLFO19LVL7" text:bullet-char="">
        <style:list-level-properties text:space-before="8.255cm" text:min-label-width="0.635cm"/>
        <style:text-properties style:font-name="Symbol"/>
      </text:list-level-style-bullet>
      <text:list-level-style-bullet text:level="8" text:style-name="WW_5f_CharLFO19LVL8" text:bullet-char="o">
        <style:list-level-properties text:space-before="9.525cm" text:min-label-width="0.635cm"/>
        <style:text-properties style:font-name="Courier New"/>
      </text:list-level-style-bullet>
      <text:list-level-style-bullet text:level="9" text:style-name="WW_5f_CharLFO1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5LVL1" text:bullet-char="">
        <style:list-level-properties text:space-before="0.635cm" text:min-label-width="0.635cm"/>
        <style:text-properties style:font-name="Wingdings"/>
      </text:list-level-style-bullet>
      <text:list-level-style-number text:level="2" style:num-suffix="." style:num-format="1">
        <style:list-level-properties text:space-before="1.905cm" text:min-label-width="0.499cm"/>
      </text:list-level-style-number>
      <text:list-level-style-bullet text:level="3" text:style-name="WW_5f_CharLFO15LVL3" text:bullet-char="">
        <style:list-level-properties text:space-before="3.175cm" text:min-label-width="0.635cm"/>
        <style:text-properties style:font-name="Wingdings"/>
      </text:list-level-style-bullet>
      <text:list-level-style-bullet text:level="4" text:style-name="WW_5f_CharLFO15LVL4" text:bullet-char="">
        <style:list-level-properties text:space-before="4.445cm" text:min-label-width="0.635cm"/>
        <style:text-properties style:font-name="Symbol"/>
      </text:list-level-style-bullet>
      <text:list-level-style-bullet text:level="5" text:style-name="WW_5f_CharLFO15LVL5" text:bullet-char="o">
        <style:list-level-properties text:space-before="5.715cm" text:min-label-width="0.635cm"/>
        <style:text-properties style:font-name="Courier New"/>
      </text:list-level-style-bullet>
      <text:list-level-style-bullet text:level="6" text:style-name="WW_5f_CharLFO15LVL6" text:bullet-char="">
        <style:list-level-properties text:space-before="6.985cm" text:min-label-width="0.635cm"/>
        <style:text-properties style:font-name="Wingdings"/>
      </text:list-level-style-bullet>
      <text:list-level-style-bullet text:level="7" text:style-name="WW_5f_CharLFO15LVL7" text:bullet-char="">
        <style:list-level-properties text:space-before="8.255cm" text:min-label-width="0.635cm"/>
        <style:text-properties style:font-name="Symbol"/>
      </text:list-level-style-bullet>
      <text:list-level-style-bullet text:level="8" text:style-name="WW_5f_CharLFO15LVL8" text:bullet-char="o">
        <style:list-level-properties text:space-before="9.525cm" text:min-label-width="0.635cm"/>
        <style:text-properties style:font-name="Courier New"/>
      </text:list-level-style-bullet>
      <text:list-level-style-bullet text:level="9" text:style-name="WW_5f_CharLFO1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2LVL1" text:bullet-char="">
        <style:list-level-properties text:space-before="1.249cm" text:min-label-width="0.801cm"/>
        <style:text-properties style:font-name="Symbol"/>
      </text:list-level-style-bullet>
      <text:list-level-style-number text:level="2" style:num-suffix="." style:num-format="1">
        <style:list-level-properties text:space-before="2.519cm" text:min-label-width="0.499cm"/>
      </text:list-level-style-number>
      <text:list-level-style-bullet text:level="3" text:style-name="WW_5f_CharLFO22LVL3" text:bullet-char="">
        <style:list-level-properties text:space-before="3.789cm" text:min-label-width="0.635cm"/>
        <style:text-properties style:font-name="Wingdings"/>
      </text:list-level-style-bullet>
      <text:list-level-style-bullet text:level="4" text:style-name="WW_5f_CharLFO22LVL4" text:bullet-char="">
        <style:list-level-properties text:space-before="5.059cm" text:min-label-width="0.635cm"/>
        <style:text-properties style:font-name="Symbol"/>
      </text:list-level-style-bullet>
      <text:list-level-style-bullet text:level="5" text:style-name="WW_5f_CharLFO22LVL5" text:bullet-char="o">
        <style:list-level-properties text:space-before="6.329cm" text:min-label-width="0.635cm"/>
        <style:text-properties style:font-name="Courier New"/>
      </text:list-level-style-bullet>
      <text:list-level-style-bullet text:level="6" text:style-name="WW_5f_CharLFO22LVL6" text:bullet-char="">
        <style:list-level-properties text:space-before="7.599cm" text:min-label-width="0.635cm"/>
        <style:text-properties style:font-name="Wingdings"/>
      </text:list-level-style-bullet>
      <text:list-level-style-bullet text:level="7" text:style-name="WW_5f_CharLFO22LVL7" text:bullet-char="">
        <style:list-level-properties text:space-before="8.869cm" text:min-label-width="0.635cm"/>
        <style:text-properties style:font-name="Symbol"/>
      </text:list-level-style-bullet>
      <text:list-level-style-bullet text:level="8" text:style-name="WW_5f_CharLFO22LVL8" text:bullet-char="o">
        <style:list-level-properties text:space-before="10.139cm" text:min-label-width="0.635cm"/>
        <style:text-properties style:font-name="Courier New"/>
      </text:list-level-style-bullet>
      <text:list-level-style-bullet text:level="9" text:style-name="WW_5f_CharLFO22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num-letter-sync="true">
        <style:list-level-properties text:space-before="1.886cm" text:min-label-width="0.635cm"/>
      </text:list-level-style-number>
      <text:list-level-style-number text:level="2" style:num-suffix="." style:num-format="a" style:num-letter-sync="true">
        <style:list-level-properties text:space-before="3.156cm" text:min-label-width="0.635cm"/>
      </text:list-level-style-number>
      <text:list-level-style-number text:level="3" style:num-suffix="." style:num-format="i">
        <style:list-level-properties text:space-before="4.743cm" text:min-label-width="0.318cm" fo:text-align="end"/>
      </text:list-level-style-number>
      <text:list-level-style-number text:level="4" style:num-suffix="." style:num-format="1">
        <style:list-level-properties text:space-before="5.696cm" text:min-label-width="0.635cm"/>
      </text:list-level-style-number>
      <text:list-level-style-number text:level="5" style:num-suffix="." style:num-format="a" style:num-letter-sync="true">
        <style:list-level-properties text:space-before="6.966cm" text:min-label-width="0.635cm"/>
      </text:list-level-style-number>
      <text:list-level-style-number text:level="6" style:num-suffix="." style:num-format="i">
        <style:list-level-properties text:space-before="8.553cm" text:min-label-width="0.318cm" fo:text-align="end"/>
      </text:list-level-style-number>
      <text:list-level-style-number text:level="7" style:num-suffix="." style:num-format="1">
        <style:list-level-properties text:space-before="9.506cm" text:min-label-width="0.635cm"/>
      </text:list-level-style-number>
      <text:list-level-style-number text:level="8" style:num-suffix="." style:num-format="a" style:num-letter-sync="true">
        <style:list-level-properties text:space-before="10.776cm" text:min-label-width="0.635cm"/>
      </text:list-level-style-number>
      <text:list-level-style-number text:level="9" style:num-suffix="." style:num-format="i">
        <style:list-level-properties text:space-before="12.363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able:table table:name="Tabella2" table:style-name="Tabella2">
        <table:table-column table:style-name="Tabella2.A"/>
        <table:table-column table:style-name="Tabella2.B"/>
        <table:table-row>
          <table:table-cell table:style-name="Tabella2.A1" office:value-type="string">
            <text:p text:style-name="Normale">Protocollo n.</text:p>
          </table:table-cell>
          <table:table-cell table:style-name="Tabella2.A1" office:value-type="string">
            <text:p text:style-name="Normale">Savona, </text:p>
          </table:table-cell>
        </table:table-row>
      </table:table>
      <text:p text:style-name="Normale"/>
      <text:p text:style-name="Normale"/>
      <text:p text:style-name="Normale"/>
      <table:table table:name="Tabella3" table:style-name="Tabella3">
        <table:table-column table:style-name="Tabella3.A"/>
        <table:table-column table:style-name="Tabella3.B"/>
        <table:table-column table:style-name="Tabella3.C"/>
        <table:table-row>
          <table:table-cell table:style-name="Tabella3.A1" office:value-type="string">
            <text:p text:style-name="Normale"><text:span text:style-name="Car._20_predefinito_20_paragrafo"><text:span text:style-name="T8">Rifer. a nota n. [numero] del [data_protocollo]</text:span></text:span></text:p>
          </table:table-cell>
          <table:table-cell table:style-name="Tabella3.A1" office:value-type="string">
            <text:p text:style-name="P6"/>
          </table:table-cell>
          <table:table-cell table:style-name="Tabella3.A1" office:value-type="string">
            <text:p text:style-name="P35">Al Sig. [richiedenti.nominativo;block=tbs:row;]</text:p>
            <text:p text:style-name="P35">[richiedenti.indirizzo]</text:p>
            <text:p text:style-name="P35">[richiedenti.cap] [richiedenti.comune] ([richiedenti.prov])</text:p>
            <text:p text:style-name="P9"/>
          </table:table-cell>
        </table:table-row>
        <table:table-row>
          <table:table-cell table:style-name="Tabella3.A1" office:value-type="string">
            <text:p text:style-name="Normale">Allegati: //</text:p>
          </table:table-cell>
          <table:table-cell table:style-name="Tabella3.A1" office:value-type="string">
            <text:p text:style-name="P6"/>
          </table:table-cell>
          <table:table-cell table:style-name="Tabella3.A1" office:value-type="string">
            <text:p text:style-name="P33"><text:span text:style-name="Car._20_predefinito_20_paragrafo"><text:span text:style-name="T16">Al [progettisti.nominativo;block=tbs:row]</text:span></text:span></text:p>
            <text:p text:style-name="P32"><text:span text:style-name="Car._20_predefinito_20_paragrafo"><text:span text:style-name="T16">[progettisti.indirizzo]</text:span></text:span></text:p>
            <text:p text:style-name="P32"><text:span text:style-name="Car._20_predefinito_20_paragrafo"><text:span text:style-name="T16">[progettisti.cap] [progettisti.comune] ([progettisti.prov])</text:span></text:span></text:p>
            <text:p text:style-name="P7"><text:span text:style-name="Car._20_predefinito_20_paragrafo"><text:span text:style-name="T9"/></text:span></text:p>
          </table:table-cell>
        </table:table-row>
      </table:table>
      <text:p text:style-name="Normale"/>
      <text:p text:style-name="P4"/>
      <table:table table:name="Tabella4" table:style-name="Tabella4">
        <table:table-column table:style-name="Tabella4.A"/>
        <table:table-column table:style-name="Tabella4.B"/>
        <table:table-row>
          <table:table-cell table:style-name="Tabella4.A1" office:value-type="string">
            <text:p text:style-name="P8">Oggetto :</text:p>
          </table:table-cell>
          <table:table-cell table:style-name="Tabella4.A1" office:value-type="string">
            <text:p text:style-name="P4">Denuncia di inizio attività ai sensi della L.R. n. 16/08 relativa [oggetto] presso [ubicazione]. - Richiesta di documentazione integrativa. </text:p>
          </table:table-cell>
        </table:table-row>
      </table:table>
      <text:p text:style-name="P10"/>
      <text:p text:style-name="P10"><text:span text:style-name="Car._20_predefinito_20_paragrafo"><text:span text:style-name="T12">* in caso di dia riferita a locali commerciali inserire se del caso la frase in fondo</text:span></text:span></text:p>
      <text:p text:style-name="P10"/>
      <text:p text:style-name="P10">Si riscontra la denuncia di inizio attività presentata in data [data_presentazione] e recepita agli atti al prot. n° [protocollo] del [data_protocollo] <text:s/>e <text:s/>si comunica quanto segue:</text:p>
      <text:p text:style-name="P10"/>
      <text:list xml:id="list1521542188411168747" text:style-name="L6">
        <text:list-item>
          <text:p text:style-name="P26">l’intervento proposto interessa <text:span text:style-name="Car._20_predefinito_20_paragrafo"><text:span text:style-name="T7">la proprietà comunale e la viabilità pubblica,</text:span></text:span> pertanto è necessario il preventivo assenso dei civici Settori Qualità e Dotazioni Urbane e Polizia Municipale. <text:span text:style-name="Car._20_predefinito_20_paragrafo"><text:span text:style-name="T7">A tal fine occorre che venga prodotta ulteriore copia degli elaborati progettuali.</text:span></text:span> Sarà cura dello scrivente ufficio acquisire tali pareri e comunicare l’esito degli stessi.</text:p>
        </text:list-item>
        <text:list-item>
          <text:p text:style-name="P26">la denuncia è soggetta al pagamento dei diritti di segreteria nella misura di <text:s/>€ 64,74, così come stabilito dalla deliberazione di Giunta Comunale n° 184 del 27/06/2000 e successivi aggiornamenti, somma da versarsi presso la Tesoreria Comunale del Comune (CA.RI.SA., via Ambrogio Aonzo) sul c.c. n° 17/90 (codice IBAN IT31 H063 1010 6980 0000 0001 790); la ricevuta dell’effettuato versamento dovrà essere presentata <text:span text:style-name="Car._20_predefinito_20_paragrafo"><text:span text:style-name="T10">entro e non oltre 5 gg. dal ricevimento della presente.</text:span></text:span></text:p>
        </text:list-item>
        <text:list-item>
          <text:p text:style-name="P26">nella denuncia devono essere riportati gli estremi dell’Impresa esecutrice delle opere e in allegato alla stessa occorre trasmettere prima dell'inizio dei lavori la documentazione, relativa all'impresa esecutrice, in ottemperanza art. 90 del Decreto Legislativo 9 aprile 2008, n. 81 e s.m.i. ossia:</text:p>
        </text:list-item>
      </text:list>
      <text:p text:style-name="P14"><text:span text:style-name="Car._20_predefinito_20_paragrafo"><text:span text:style-name="T13">A) Autocertificazione resa dal committente o dal responsabile dei lavori attestante l'avvenuta verifica della documentazione di cui alle lettere a) e b) del comma 9 dell'art. 90 del D. Lgs n. 81/08 e s.m.i. con allegata una fotocopia di un documento di identità valido del dichiarante. </text:span></text:span></text:p>
      <text:p text:style-name="P14"><text:span text:style-name="Car._20_predefinito_20_paragrafo"><text:span text:style-name="T13">B) Copia della notifica preliminare trasmessa all'Azienda Unità Sanitaria Locale e alla Direzione Provinciale del Lavoro territorialmente competenti nei casi previsti dall'art. 99 del D. Lgs n. 81/08 e s.m.i. 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office:target-frame-name="_top" xlink:show="replace"><text:span text:style-name="Car._20_predefinito_20_paragrafo">www.comune.savona.it</text:span></text:a><text:a xlink:type="simple" xlink:href="http://www.comune.savona.it/" office:target-frame-name="_top" xlink:show="replace"><text:span text:style-name="Car._20_predefinito_20_paragrafo">)</text:span></text:a></text:p>
      <text:p text:style-name="P15"><text:span text:style-name="Car._20_predefinito_20_paragrafo"><text:span text:style-name="T13">C) autocertificazione della ditta esecutrice contenente i dati indispensabili al reperimento delle informazioni per l'acquisizione d'ufficio del DURC con allegata una fotocopia di un documento di </text:span></text:span><text:soft-page-break/><text:span text:style-name="Car._20_predefinito_20_paragrafo"><text:span text:style-name="T13">identità valido del dichiarante (vedasi modello predisposto dal Settore scaricabile dal sito internet </text:span></text:span><text:a xlink:type="simple" xlink:href="http://www.comune.savona.it/" office:target-frame-name="_top" xlink:show="replace"><text:span text:style-name="Car._20_predefinito_20_paragrafo">www.comune.savona.it</text:span></text:a><text:span text:style-name="Car._20_predefinito_20_paragrafo"><text:span text:style-name="T13">)</text:span></text:span></text:p>
      <text:p text:style-name="P16"/>
      <text:list xml:id="list91410725145243" text:continue-numbering="true" text:style-name="L6">
        <text:list-item>
          <text:p text:style-name="P37">la realizzazione delle opere relative all'impianto di …………………. devono essere eseguite da idonee imprese installatrici ai sensi del DM 22.1.2008 n.. 37 e non possono quindi essere “realizzate in proprio”, pertanto occorre integrare la Denuncia da Voi presentata con l'indicazione e gli estremi dell’Impresa esecutrice delle opere e in allegato alla stessa occorre trasmettere prima dell'inizio dei lavori la documentazione, relativa all'impresa esecutrice, in ottemperanza art. 90 del Decreto Legislativo 9 aprile 2008, n. 81 e s.m.i. ossia:</text:p>
        </text:list-item>
      </text:list>
      <text:p text:style-name="P16"/>
      <text:p text:style-name="P14"><text:span text:style-name="Car._20_predefinito_20_paragrafo"><text:span text:style-name="T13">A) Autocertificazione resa dal committente o dal responsabile dei lavori attestante l'avvenuta verifica della documentazione di cui alle lettere a) e b) del comma 9 dell'art. 90 del D. Lgs n. 81/08 e s.m.i. con allegata una fotocopia di un documento di identità valido del dichiarante. </text:span></text:span></text:p>
      <text:p text:style-name="P14"><text:span text:style-name="Car._20_predefinito_20_paragrafo"><text:span text:style-name="T13">B) Copia della notifica preliminare trasmessa all'Azienda Unità Sanitaria Locale e alla Direzione Provinciale del Lavoro territorialmente competenti nei casi previsti dall'art. 99 del D. Lgs n. 81/08 e s.m.i. 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office:target-frame-name="_top" xlink:show="replace"><text:span text:style-name="Car._20_predefinito_20_paragrafo">www.comune.savona.it</text:span></text:a><text:a xlink:type="simple" xlink:href="http://www.comune.savona.it/" office:target-frame-name="_top" xlink:show="replace"><text:span text:style-name="Car._20_predefinito_20_paragrafo">)</text:span></text:a></text:p>
      <text:p text:style-name="P15"><text:span text:style-name="Car._20_predefinito_20_paragrafo"><text:span text:style-name="T13">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span><text:a xlink:type="simple" xlink:href="http://www.comune.savona.it/" office:target-frame-name="_top" xlink:show="replace"><text:span text:style-name="Car._20_predefinito_20_paragrafo">www.comune.savona.it</text:span></text:a><text:span text:style-name="Car._20_predefinito_20_paragrafo"><text:span text:style-name="T13">)</text:span></text:span></text:p>
      <text:p text:style-name="P16"/>
      <text:p text:style-name="P17"/>
      <text:list xml:id="list7508339030151668818" text:style-name="L7">
        <text:list-item>
          <text:p text:style-name="P27">nella denuncia deve essere riportato il nominativo del Direttore dei Lavori, il quale deve sottoscrivere la denuncia per accettazione dell’incarico di Direzione Lavori;</text:p>
        </text:list-item>
        <text:list-item>
          <text:p text:style-name="P27">l’intervento in oggetto prevede la realizzazione di opere strutturali portanti, per tali motivi qualora <text:span text:style-name="Car._20_predefinito_20_paragrafo"><text:span text:style-name="T3">risulti necessario a termini di legge</text:span></text:span> inoltrare all'Ente di vigilanza competente in materia i calcoli statici e la relazione di calcolo a firma di tecnico abilitato, <text:span text:style-name="Car._20_predefinito_20_paragrafo"><text:span text:style-name="T3">detta documentazione dovrà essere prodotta in copia allo scrivente</text:span></text:span>, prima dell’esecuzione di tali opere. Si ricorda inoltre che, ai sensi della vigente normativa, il committente, l’esecutore e il direttori lavori, sono solidamente responsabili delle opere realizzate.</text:p>
        </text:list-item>
        <text:list-item>
          <text:p text:style-name="P27">l’intervento ricade in zona B del piano di Bacino vigente e pertanto la relazione tecnica asseverata risulta carente di un elemento normativo fondamentale;</text:p>
        </text:list-item>
        <text:list-item>
          <text:p text:style-name="P27">l’intervento riguarda una zona individuata nei Piani di Bacino vigente, quale area di suscettività al dissesto (????? media bassa molto bassa).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individuare le modalità tecnico-esecutive dell’intervento, nonché ad attestare che gli stessi non aggravino le condizioni di stabilità del versante; </text:p>
        </text:list-item>
        <text:list-item>
          <text:p text:style-name="P27">l’intervento in oggetto prevede movimenti di terreno e scavi e pertanto risulta necessario:</text:p>
        </text:list-item>
      </text:list>
      <text:p text:style-name="P4"/>
      <text:list xml:id="list2271366814513731501" text:style-name="L8">
        <text:list-item>
          <text:p text:style-name="P40">nel caso in cui <text:span text:style-name="Car._20_predefinito_20_paragrafo"><text:span text:style-name="T10">non sia previsto il riutilizzo</text:span></text:span> delle terre e rocce da scavo derivanti dall’intervento in oggetto, dovrà essere fornita una dichiarazione resa sottoforma di autocertificazione a firma del richiedente circa il <text:span text:style-name="Car._20_predefinito_20_paragrafo"><text:span text:style-name="T3">conferimento in discarica,</text:span></text:span> <text:s/>delle stesse, attenendosi a quanto previsto dalle vigenti norme in materia (<text:span text:style-name="Car._20_predefinito_20_paragrafo"><text:span text:style-name="T13">vedasi modello “Autocertificazione terre da scavo” predisposto dal Settore scaricabile dal sito internet <text:s text:c="2"/></text:span></text:span><text:span text:style-name="Hyperlink">www.comune.savona.it</text:span><text:span text:style-name="Car._20_predefinito_20_paragrafo"><text:span text:style-name="T13"> )</text:span></text:span><text:span text:style-name="Hyperlink">.</text:span></text:p>
        </text:list-item>
        <text:list-item>
          <text:p text:style-name="P40">nel caso in cui, invece, <text:span text:style-name="Car._20_predefinito_20_paragrafo"><text:span text:style-name="T10">ne sia previsto il riutilizzo</text:span></text:span> per i reinterri o riempimenti in sito o in altre aree, dovranno essere effettuate le verifiche tecniche finalizzate al rispetto delle <text:span text:style-name="Car._20_predefinito_20_paragrafo"><text:span text:style-name="T3">condizioni di utilizzo</text:span></text:span> <text:s/>previste dalla normativa vigente in materia; relativamente a tali aspetti occorre rivolgersi al Servizio Ambiente di questo Comune, precisando che copia della documentazione inoltrata allo stesso, munita degli estremi di presentazione, dovrà essere trasmessa all’ufficio scrivente;</text:p>
        </text:list-item>
        <text:list-item>
          <text:p text:style-name="P41">nel caso in cui occorresse effettuare dei riempimenti o dei riporti è necessario che ciò avvenga con materiali idonei e qualora detti materiali provengano da altri cantieri per gli stessi dovrà <text:soft-page-break/>essere stata espletata la procedura prevista a termini delle vigenti normative in materia, da parte del titolare del cantiere di provenienza.</text:p>
        </text:list-item>
      </text:list>
      <text:p text:style-name="P18"/>
      <text:list xml:id="list145218285164233" text:style-name="L7">
        <text:list-item>
          <text:p text:style-name="P27">è necessario integrare la denuncia con la seguente documentazione tecnica:</text:p>
        </text:list-item>
      </text:list>
      <text:p text:style-name="P18"/>
      <text:list xml:id="list2915300854357618258" text:style-name="L9">
        <text:list-item>
          <text:p text:style-name="P28">documentazione illustrativa e/o progettuale concernente la sicurezza degli impianti ai sensi del DM 22.1.2008 N. 37 e sue modifiche e integrazioni, ovvero progetto dell'impianto <text:span text:style-name="Car._20_predefinito_20_paragrafo"><text:span text:style-name="T14">elettrico</text:span></text:span> ( art. 1 comma 2 lettera <text:span text:style-name="Car._20_predefinito_20_paragrafo"><text:span text:style-name="T14">a),</text:span></text:span> come previsto dall'art. 5 comma 1 del citato DM, redatto da professionista iscritto all'albo, o dal responsabile tecnico dell'impresa installatrice ( schema dell'impianto), nei casi prescritti dall'art. 7 comma 2 del citato DM.</text:p>
        </text:list-item>
        <text:list-item>
          <text:p text:style-name="P28">stralcio planimetrico della zona, scala minima 1:5000 con la localizzazione dell’immobile oggetto dell’intervento </text:p>
        </text:list-item>
        <text:list-item>
          <text:p text:style-name="P38">elaborato contenente<text:span text:style-name="Car._20_predefinito_20_paragrafo"><text:span text:style-name="T11"> </text:span></text:span>stralcio della carta tecnica regionale in scala 1:5000, stralcio cartografico degli strumenti urbanistici vigenti comunali e sovracomunali e estratto di mappa catastale, stralcio delle carte dei piani di bacino (suscettività dissesto - inondabilità – reticolo idrografico) con evidenziata in ognuno la localizzazione dell’immobile oggetto dell’intervento;</text:p>
        </text:list-item>
        <text:list-item>
          <text:p text:style-name="P38">documentazione, relativa all'impresa esecutrice, in ottemperanza art. 90 del Decreto Legislativo 9 aprile 2008, n. 81 e s.m.i. ossia:</text:p>
        </text:list-item>
      </text:list>
      <text:p text:style-name="P14"><text:span text:style-name="Car._20_predefinito_20_paragrafo"><text:span text:style-name="T13">A) Autocertificazione resa dal committente o dal responsabile dei lavori attestante l'avvenuta verifica della documentazione di cui alle lettere a) e b) del comma 9 dell'art. 90 del D. Lgs n. 81/08 e s.m.i. con allegata una fotocopia di un documento di identità valido del dichiarante. </text:span></text:span></text:p>
      <text:p text:style-name="P14"><text:span text:style-name="Car._20_predefinito_20_paragrafo"><text:span text:style-name="T13">B) Copia della notifica preliminare trasmessa all'Azienda Unità Sanitaria Locale e alla Direzione Provinciale del Lavoro territorialmente competenti nei casi previsti dall'art. 99 del D. Lgs n. 81/08 e s.m.i. 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office:target-frame-name="_top" xlink:show="replace"><text:span text:style-name="Car._20_predefinito_20_paragrafo">www.comune.savona.it</text:span></text:a><text:a xlink:type="simple" xlink:href="http://www.comune.savona.it/" office:target-frame-name="_top" xlink:show="replace"><text:span text:style-name="Car._20_predefinito_20_paragrafo">)</text:span></text:a></text:p>
      <text:p text:style-name="P15"><text:span text:style-name="Car._20_predefinito_20_paragrafo"><text:span text:style-name="T13">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span><text:a xlink:type="simple" xlink:href="http://www.comune.savona.it/" office:target-frame-name="_top" xlink:show="replace"><text:span text:style-name="Car._20_predefinito_20_paragrafo">www.comune.savona.it</text:span></text:a><text:span text:style-name="Car._20_predefinito_20_paragrafo"><text:span text:style-name="T13">)</text:span></text:span></text:p>
      <text:p text:style-name="P22"/>
      <text:list xml:id="list91410756166694" text:continue-numbering="true" text:style-name="L9">
        <text:list-item>
          <text:p text:style-name="P28">documentazione attestante il titolo ad eseguire l’intervento da Lei <text:s/>posseduto;</text:p>
        </text:list-item>
        <text:list-item>
          <text:p text:style-name="P28">autocertificazione <text:s/>del proprietario dell’alloggio nella quale venga dichiarata “ la piena ed esclusiva proprietà della porzione di sottotetto interessata dall’intervento e che ne terzi, ne il condominio e ne altri condomini hanno diritti di sorta su di essa”</text:p>
        </text:list-item>
        <text:list-item>
          <text:p text:style-name="P28">stralcio planimetrico della Carta Tecnica Regionale in scala 1:5000, con localizzazione dell’immobile oggetto dell’intervento ;</text:p>
        </text:list-item>
        <text:list-item>
          <text:p text:style-name="P28">stralcio cartografico degli strumenti urbanistici vigenti comunali e sovracomunali;</text:p>
        </text:list-item>
        <text:list-item>
          <text:p text:style-name="P28">estratto di mappa catastale in scala 1:1000 o 1:2000 con evidenziati i limiti di proprietà;</text:p>
        </text:list-item>
        <text:list-item>
          <text:p text:style-name="P28">documentazione fotografica dello stato dei luoghi e dell’edificio, con planimetria riportante indicati i punti di vista dai quali sono state scattate le fotografie ;</text:p>
        </text:list-item>
        <text:list-item>
          <text:p text:style-name="P28">elaborati grafici debitamente quotati con indicate le superfici e la destinazione di ogni locale oggetto di intervento</text:p>
        </text:list-item>
        <text:list-item>
          <text:p text:style-name="P28">nota di assenso debitamente sottoscritta dal proprietario dell’immobile completa di dati anagrafici dello stesso</text:p>
        </text:list-item>
        <text:list-item>
          <text:p text:style-name="P28">planimetria catastale aggiornata dell’unità immobiliare oggetto dell’intervento</text:p>
        </text:list-item>
        <text:list-item>
          <text:p text:style-name="P28">computo degli oneri di costruzione afferenti l’intervento con allegati i relativi schemi grafici della superficie di riferimento come definita dalla legge regionale 7/4/1995 n. 25, ai fini dell’applicazione del contributo di costruzione, eventualmente distinto per differenti destinazioni d’uso qualora si tratti di progetto a funzione mista (la superficie di solaio dovrà essere misurata al filo interno dei muri perimetrali, comprensiva dei divisori e con esclusione dei corpi scala, ascensori, superfici e volumi tecnici ed altri locali non computabili ai fini urbanistici in base allo S.U.G. o al R.E.)( le tabelle delle tariffe da applicarsi in attuazione alla L.R. 25/95 potranno essere ritirate presso lo Sportello Urbanistico); </text:p>
        </text:list-item>
        <text:list-item>
          <text:p text:style-name="P28">tavola grafica dimostrativa del soddisfacimento degli standard urbanistici previsti dalle normative vigenti, completa dei relativi calcoli ;</text:p>
        </text:list-item>
        <text:list-item>
          <text:p text:style-name="P28"><text:soft-page-break/>indagine geologica e relazione geotecnica contenente esplicito ottenimento della fattibilità dell’opera redatta in conformità alla vigente legislazione in materia, con specifico riferimento alla valutazione di suscettività al dissesto contenuto nei Piani di Bacino vigenti e alla normativa geologica di PUC.</text:p>
        </text:list-item>
        <text:list-item>
          <text:p text:style-name="P28">modello Istat/201 (ritirabile presso il civico Settore Pianificazione Territoriale o scaricabile dal sito internet www.comune.savona.it); </text:p>
        </text:list-item>
        <text:list-item>
          <text:p text:style-name="P28">stralcio planimetrico della cartografia regionale nella scala 1:5000 con riportate la nuova costruzione le relative coordinate cartografiche ( in due copie formato A4)</text:p>
        </text:list-item>
        <text:list-item>
          <text:p text:style-name="P28">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 (oppure copia dell’atto unilaterale di vincolo dei box alle rispettive unità immobiliari che si andranno a creare, come richiesto dall’art. 2 comma 3 della L.R. n. 24/01) per la definizione di tale atto potrà essere preso contatto con l’ufficio scrivente ritirando presso lo stesso, opportuno fac simile. <text:s/><text:span text:style-name="Car._20_predefinito_20_paragrafo"><text:span text:style-name="T7">(da togliere in caso di box x legge sottotetti perché non abbiamo fac simile)</text:span></text:span></text:p>
        </text:list-item>
        <text:list-item>
          <text:p text:style-name="P28">parere preventivo in materia ai fini della prevenzione incendi, rilasciato dal Comando Provinciale dei Vigili del Fuoco;</text:p>
        </text:list-item>
        <text:list-item>
          <text:p text:style-name="P28">elaborati grafici e relazione con dichiarazione di conformità dell’intervento di cui alla normativa in materia di abbattimento delle barriere architettoniche,;</text:p>
        </text:list-item>
        <text:list-item>
          <text:p text:style-name="P28">la denuncia riguarda un intervento *, per cui Lei dovrà richiedere la preventiva autorizzazione al civico Settore *;</text:p>
        </text:list-item>
        <text:list-item>
          <text:p text:style-name="P28">la denuncia riguarda un intervento in zona sottoposta a vincolo idrogeologico, a sensi della L.R. 4/99, per cui si dovrà provvedere a presentare istanza di autorizzazione o denuncia di inizio attività al Servizio Ambiente di questo Comune, competente in materia di vincolo idrogeologico secondo la modulistica predisposta e reperibile sul sito <text:span text:style-name="Car._20_predefinito_20_paragrafo"><text:span text:style-name="T13">internet <text:s text:c="2"/></text:span></text:span><text:span text:style-name="Hyperlink">www.comune.savona.it</text:span><text:span text:style-name="Car._20_predefinito_20_paragrafo"><text:span text:style-name="T13"> /Ambiente/Tutela Ambientale)</text:span></text:span>; copia della D.I.A. con indicati gli estremi di presentazione ovvero copia dell’autorizzazione dovrà essere trasmessa a questi uffici comunali con allegata autocertificazione in merito agli allegati trasmessi o approvati (in caso di autorizzazione); nell’autocertificazione dovrà essere dichiarato - nel caso di D.I.A. ex L.R. 4/99 che gli elaborati presentati al Servizio Ambiente sono conformi a quelli allegati alla D.I.A. e che non sono pervenute osservazioni, richieste di integrazioni o di interruzione dei termini o esplicito diniego - nel caso di autorizzazione, che gli elaborati allegati alla D.I.A. sono conformi agli elaborati allegati all’autorizzazione ai sensi della L.R. 4/99;</text:p>
        </text:list-item>
        <text:list-item>
          <text:p text:style-name="P29">progetto dell’impianto termico, redatto ai sensi della vigente normativa in materia di utilizzo delle fonti energetiche rinnovabili e di risparmio energetico e ai sensi della Legge Regionale 22 del 29.05.2007 e relativo Regolamento di attuazione emanato con provvedimento del Presidente della Giunta regionale n° 6 in data 13.11.2012 e dall’art. 54 del vigente Regolamento Edilizio.</text:p>
        </text:list-item>
      </text:list>
      <text:p text:style-name="P18"/>
      <text:list xml:id="list91410845162911" text:continue-numbering="true" text:style-name="L9">
        <text:list-item>
          <text:p text:style-name="P28">integrazione alla relazione tecnica con la puntuale descrizione delle opere riguardanti le modifiche dell’impianto termico, dovrà essere precisata la modalità di evacuazione dei fumi, la potenza del generatore termico da sostituire e quello di nuova installazione, rammentando che nel caso che l’intervento relativo all’impianto si configuri ristrutturazione dell'impianto termico secondo le definizioni di cui al <text:span text:style-name="Car._20_predefinito_20_paragrafo"><text:span text:style-name="T7">DPR 26 agosto 1993 n° 412 che reca il regolamento di cui alla Legge 9 gennaio 1991 n° 10( da verificare con nuove norme 311/06 allegato A) è necessario presentare</text:span></text:span> il progetto ai sensi della L.10/91 cosi come modificata dal D.Lgs 192/05 e D. Lgs 311/06 da rivedere con norme regionali e regolamento edilizio.</text:p>
        </text:list-item>
      </text:list>
      <text:p text:style-name="P19"/>
      <text:list xml:id="list91410846170969" text:continue-numbering="true" text:style-name="L9">
        <text:list-item>
          <text:p text:style-name="P28">nel caso di interventi sulla struttura dichiarazione a firma del tecnico in cui si attesta che gli interventi progettati non recano pregiudizio alla statica dell’immobile (ove tale dichiarazione non sia già compresa nella relazione del tecnico) e, se ritenuto necessario e opportuno, elaborati tecnici e relazione;</text:p>
        </text:list-item>
        <text:list-item>
          <text:p text:style-name="P28">nuova relazione tecnica</text:p>
          <text:list>
            <text:list-item>
              <text:p text:style-name="P28"><text:s/>in quanto l’asseverazione contenuta nella relazione tecnica prodotta non è espressa nella forma stabilita dal comma 2 dell’art. 26 della L.R. 16/08 e s.m.i.;</text:p>
            </text:list-item>
            <text:list-item>
              <text:p text:style-name="P28">in quanto la stessa non contiene la dichiarazione specifica relativa ad eventuali vincoli gravanti sulla zona interessata e/o edifici oggetto di intervento; </text:p>
            </text:list-item>
            <text:list-item>
              <text:p text:style-name="P28"><text:soft-page-break/>integrata con la dimostrazione di conformità dell’intervento con la normativa di livello puntuale paesistico di cui all’elaborato St. 5 del P.U.C.</text:p>
            </text:list-item>
          </text:list>
        </text:list-item>
        <text:list-item>
          <text:p text:style-name="P30">la relazione tecnica prodotta non è conforme a quanto prescritto: manca infatti l’asseverazione esplicita del progettista; è quindi necessario che pervenga al Comune una relazione a firma del professionista abilitato alla progettazione che asseveri:</text:p>
        </text:list-item>
      </text:list>
      <text:list xml:id="list5861859236876631717" text:style-name="L10">
        <text:list-item>
          <text:p text:style-name="P31">la ricoducibilità delle opere da realizzare alle fattispecie indicate all’art. 23 della L.R. n. 16/08</text:p>
        </text:list-item>
        <text:list-item>
          <text:p text:style-name="P31">la conformità delle opere da realizzare rispetto ai piani territoriali di livello sovracomunale e agli strumenti urbanistici comunali vigenti o adottati e ai regolamenti edilizi vigenti, nonché il rispetto delle norme di sicurezza , di quelle igienico-sanitarie e di tutte le disposizioni applicabili per l’esecuzione delle opere:</text:p>
        </text:list-item>
      </text:list>
      <text:p text:style-name="P12">Si ricorda che tale asseverazione costituisce il presupposto fondamentale della Denuncia di Inizio Attività ai sensi dell’art. 42, comma 3 della L.R. 16/08 s.m.i. così come definita dalla legislazione in materia.</text:p>
      <text:p text:style-name="P12">Infine si rammenta l'obbligo del rispetto della normativa regionale per la prevenzione delle cadute dall'alto nei cantieri edili introdotta con la legge regionale n.5 del 15/02/2010, modificata dalla L.R. 43 del 17.12.2012.</text:p>
      <text:p text:style-name="P12">La normativa sopraccitata prevede l'obbligo di realizzare un sistema di ancoraggio permanente e sicuro per i lavoratori che operano sul tetto.</text:p>
      <text:p text:style-name="P12">A tal fine è necessario trasmettere:</text:p>
      <text:list xml:id="list7426502550197874245" text:style-name="L11">
        <text:list-item>
          <text:p text:style-name="P39">elaborato planimetrico contenente l’individuazione dei punti di installazione dei dispositivi di ancoraggio, degli accessi e dei percorsi;</text:p>
        </text:list-item>
        <text:list-item>
          <text:p text:style-name="P39">relazione di calcolo di verifica della resistenza dei punti di ancoraggio rilasciata dal progettista stesso o da altro professionista abilitato</text:p>
        </text:list-item>
      </text:list>
      <text:p text:style-name="P13"><text:span text:style-name="Car._20_predefinito_20_paragrafo"><text:span text:style-name="T2">Si precisa che l'effettiva possibilità di insediamento di attività commerciali (non espressamente proposta nella dia e pertanto non oggetto di valutazione ed assenso per la pratica presentata) dovrà essere preventivamente verificata dalla proprietà e/o soggetti interessati sulla base della vigente normativa commerciale di cui alla L.R. 1/2007 e relativo regolamento ed alla normativa commerciale contenuta negli strumenti urbanistici vigenti, nonché sulla base di altre disposizioni comunali in materia – queste ultime da verificare con l'ufficio commercio.</text:span></text:span> </text:p>
      <text:p text:style-name="P18"/>
      <text:p text:style-name="P11">Pertanto, fino ad avvenuta acquisizione di quanto richiesto, i termini di cui al comma 1 dell’art. 26 della Legge 16/08 e s.m.i. sono interrotti e decorreranno nuovamente per intero a partire dalla data di presentazione della documentazione integrativa. </text:p>
      <text:p text:style-name="P11"/>
      <text:p text:style-name="P11">Si ricorda che ai sensi dell’art. 90 comma 10, del D. Lgs. 81/08 e s.m.i. <text:s/>in assenza degli adempimenti di legge ivi indicati è sospesa l’efficacia del titolo abilitativo e ciò anche in caso di variazione dell’impresa esecutrice dei lavori.</text:p>
      <text:p text:style-name="P18"/>
      <text:p text:style-name="P23">Distinti saluti.</text:p>
      <text:p text:style-name="P18"/>
      <table:table table:name="Tabella5" table:style-name="Tabella5">
        <table:table-column table:style-name="Tabella5.A"/>
        <table:table-column table:style-name="Tabella5.B"/>
        <table:table-row>
          <table:table-cell table:style-name="Tabella5.A1" office:value-type="string">
            <text:p text:style-name="P20">L’istruttore tecnico</text:p>
            <text:p text:style-name="P20">[<text:span text:style-name="T15">istruttore_tecnico</text:span>]</text:p>
          </table:table-cell>
          <table:table-cell table:style-name="Tabella5.A1" office:value-type="string">
            <text:p text:style-name="P18"/>
          </table:table-cell>
        </table:table-row>
        <table:table-row>
          <table:table-cell table:style-name="Tabella5.A1" office:value-type="string">
            <text:p text:style-name="P18"/>
          </table:table-cell>
          <table:table-cell table:style-name="Tabella5.A1" office:value-type="string">
            <text:p text:style-name="P20">Il <text:s/>Responsabile del Servizio Edilizia Privata</text:p>
            <text:p text:style-name="P20">Geom. Ivo Maffioli</text:p>
          </table:table-cell>
        </table:table-row>
      </table:table>
      <text:p text:style-name="Normale"/>
      <text:h text:style-name="P25" text:outline-level="1">Informativa ai sensi dell’articolo 13 del D.Lgs 30 giugno 2003 n.196</text:h>
      <text:p text:style-name="Standard"/>
      <text:p text:style-name="Standard">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2"/>
      <text:p text:style-name="P24">Finalità del trattamento.</text:p>
      <text:p text:style-name="Standard">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3"/>
      <text:p text:style-name="Standard"><text:soft-page-break/>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3"/>
      <text:p text:style-name="Standard">Gli stessi dati possono altresì essere comunicati a privati o enti pubblici economici qualora ciò sia previsto da una norma di legge o di regolamento.</text:p>
      <text:p text:style-name="Standard"/>
      <text:p text:style-name="Standard">Dati personali.</text:p>
      <text:p text:style-name="Standard">I dati richiesti devono essere indicati obbligatoriamente onde rendere possibile le verifiche sulla denuncia di inizio attività.</text:p>
      <text:p text:style-name="Standard">Il rifiuto di fornire i dati richiesti comporterà l’impossibilità di rendere efficace la Sua denuncia.</text:p>
      <text:p text:style-name="Standard"/>
      <text:p text:style-name="Standard">Modalità di trattamento.</text:p>
      <text:p text:style-name="Standard">I dati verranno trattati con modalità prevalentemente informatizzate e con logiche pienamente rispondenti alle finalità da perseguire anche mediante:</text:p>
      <text:p text:style-name="Standard">Verifiche dei dati esposti nella domanda e documentazione allegata con altri dati in possesso del Comune di Savona;</text:p>
      <text:p text:style-name="Standard">Verifiche dei dati contenuti nella domanda e nella documentazione allegata con i dati in possesso di altri organismi.</text:p>
      <text:p text:style-name="Standard"/>
      <text:p text:style-name="Standard">Titolari del trattamento.</text:p>
      <text:p text:style-name="Standard"><text:span text:style-name="Car._20_predefinito_20_paragrafo"><text:span text:style-name="T6">Il Comune di Savona assume la qualifica </text:span></text:span><text:span text:style-name="Car._20_predefinito_20_paragrafo"><text:span text:style-name="T5">di titolare del trattamento dei dati personali</text:span></text:span><text:span text:style-name="Car._20_predefinito_20_paragrafo"><text:span text:style-name="T6">.</text:span></text:span></text:p>
      <text:p text:style-name="Standard">Il responsabile del trattamento dei dati personali è il Direttore del Settore Pianificazione Territoriale Arch. Giovanna Macario.</text:p>
      <text:p text:style-name="Standard"/>
      <text:p text:style-name="Standard">Diritti dell’interessato.</text:p>
      <text:p text:style-name="Standard">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Standard"/>
      <text:p text:style-name="Standard">Consenso.</text:p>
      <text:p text:style-name="Standard">Il Comune di Savona, in quanto soggetto pubblico, non deve acquisire il consenso degli interessati per poter trattare i loro dati personali.</text:p>
      <text:p text:style-name="Standard"/>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e" style:class="text">
      <style:paragraph-properties fo:text-align="justify" style:justify-single-word="false" fo:hyphenation-ladder-count="no-limit"/>
      <style:text-properties fo:font-size="12pt" style:font-size-asian="12pt" fo:hyphenate="false"/>
    </style:style>
    <style:style style:name="Heading_20_1" style:display-name="Heading 1" style:family="paragraph" style:parent-style-name="Normale" style:next-style-name="Normale" style:default-outline-level="1" style:class="text">
      <style:paragraph-properties fo:text-align="center" style:justify-single-word="false" fo:hyphenation-ladder-count="no-limit" fo:keep-with-next="always" style:punctuation-wrap="hanging" style:vertical-align="auto"/>
      <style:text-properties style:font-name="Arial" fo:font-family="Arial" style:font-family-generic="swiss" style:font-pitch="variable" fo:font-size="11pt" fo:font-weight="bold" style:font-name-asian="Arial Unicode MS" style:font-family-asian="'Arial Unicode MS'"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fo:hyphenate="false"/>
    </style:style>
    <style:style style:name="Normale" style:family="paragraph">
      <style:paragraph-properties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Body_20_Text_20_2" style:display-name="Body Text 2" style:family="paragraph" style:parent-style-name="Normale">
      <style:paragraph-properties fo:margin-left="0.501cm" fo:margin-right="0cm" fo:text-align="justify" style:justify-single-word="false" fo:orphans="0" fo:widows="0" fo:hyphenation-ladder-count="no-limit" fo:text-indent="-0.501cm" style:auto-text-indent="false">
        <style:tab-stops>
          <style:tab-stop style:position="0cm"/>
        </style:tab-stops>
      </style:paragraph-properties>
      <style:text-properties fo:font-size="11pt" style:font-size-asian="11pt" fo:hyphenate="false"/>
    </style:style>
    <style:style style:name="Text_20_body_20_indent" style:display-name="Text body indent" style:family="paragraph" style:parent-style-name="Normale" style:class="text">
      <style:paragraph-properties fo:margin-left="0.635cm" fo:margin-right="0cm" fo:text-align="justify" style:justify-single-word="false" fo:hyphenation-ladder-count="no-limit" fo:text-indent="0.614cm" style:auto-text-indent="false">
        <style:tab-stops/>
      </style:paragraph-properties>
      <style:text-properties fo:font-size="12pt" fo:font-weight="bold" style:font-size-asian="12pt" style:font-weight-asian="bold" style:font-weight-complex="bold" fo:hyphenate="false"/>
    </style:style>
    <style:style style:name="Normale_20__28_Web_29_" style:display-name="Normale (Web)" style:family="paragraph" style:parent-style-name="Normale">
      <style:paragraph-properties fo:margin-top="0.176cm" fo:margin-bottom="0.21cm" style:contextual-spacing="false" fo:hyphenation-ladder-count="no-limit" style:text-autospace="ideograph-alpha" style:punctuation-wrap="hanging" style:vertical-align="auto"/>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Collegamento_20_ipertestuale" style:display-name="Collegamento ipertestuale"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Hyperlink"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Wingdings" fo:font-family="Wingdings" style:font-family-generic="system" style:font-pitch="variable" style:font-charset="x-symbol"/>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Wingdings" fo:font-family="Wingdings" style:font-family-generic="system" style:font-pitch="variable" style:font-charset="x-symbol"/>
    </style:style>
    <style:style style:name="WW_5f_CharLFO16LVL2" style:display-name="WW_CharLFO16LVL2" style:family="text">
      <style:text-properties style:font-name="Courier New" fo:font-family="'Courier New'" style:font-family-generic="modern" style:font-pitch="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Wingdings" fo:font-family="Wingdings" style:font-family-generic="system" style:font-pitch="variable" style:font-charset="x-symbol"/>
    </style:style>
    <style:style style:name="WW_5f_CharLFO18LVL2" style:display-name="WW_CharLFO18LVL2" style:family="text">
      <style:text-properties style:font-name="Courier New" fo:font-family="'Courier New'" style:font-family-generic="modern" style:font-pitch="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Wingdings" fo:font-family="Wingdings" style:font-family-generic="system"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_5f_CharLFO26LVL1" style:display-name="WW_CharLFO26LVL1" style:family="text">
      <style:text-properties style:font-name="Wingdings" fo:font-family="Wingdings" style:font-family-generic="system" style:font-pitch="variable" style:font-charset="x-symbol"/>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Wingdings" fo:font-family="Wingdings" style:font-family-generic="system"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fo:font-size="10pt" style:font-size-asian="10pt"/>
    </style:style>
    <style:style style:name="WW_5f_CharLFO28LVL2" style:display-name="WW_CharLFO28LVL2" style:family="text">
      <style:text-properties style:font-name="Courier New" fo:font-family="'Courier New'" style:font-family-generic="modern" style:font-pitch="fixed" fo:font-size="10pt" style:font-size-asian="10pt"/>
    </style:style>
    <style:style style:name="WW_5f_CharLFO28LVL3" style:display-name="WW_CharLFO28LVL3" style:family="text">
      <style:text-properties style:font-name="Wingdings" fo:font-family="Wingdings" style:font-family-generic="system" style:font-pitch="variable" style:font-charset="x-symbol" fo:font-size="10pt" style:font-size-asian="10pt"/>
    </style:style>
    <style:style style:name="WW_5f_CharLFO28LVL4" style:display-name="WW_CharLFO28LVL4" style:family="text">
      <style:text-properties style:font-name="Wingdings" fo:font-family="Wingdings" style:font-family-generic="system" style:font-pitch="variable" style:font-charset="x-symbol" fo:font-size="10pt" style:font-size-asian="10pt"/>
    </style:style>
    <style:style style:name="WW_5f_CharLFO28LVL5" style:display-name="WW_CharLFO28LVL5" style:family="text">
      <style:text-properties style:font-name="Wingdings" fo:font-family="Wingdings" style:font-family-generic="system" style:font-pitch="variable" style:font-charset="x-symbol" fo:font-size="10pt" style:font-size-asian="10pt"/>
    </style:style>
    <style:style style:name="WW_5f_CharLFO28LVL6" style:display-name="WW_CharLFO28LVL6" style:family="text">
      <style:text-properties style:font-name="Wingdings" fo:font-family="Wingdings" style:font-family-generic="system" style:font-pitch="variable" style:font-charset="x-symbol" fo:font-size="10pt" style:font-size-asian="10pt"/>
    </style:style>
    <style:style style:name="WW_5f_CharLFO28LVL7" style:display-name="WW_CharLFO28LVL7" style:family="text">
      <style:text-properties style:font-name="Wingdings" fo:font-family="Wingdings" style:font-family-generic="system" style:font-pitch="variable" style:font-charset="x-symbol" fo:font-size="10pt" style:font-size-asian="10pt"/>
    </style:style>
    <style:style style:name="WW_5f_CharLFO28LVL8" style:display-name="WW_CharLFO28LVL8" style:family="text">
      <style:text-properties style:font-name="Wingdings" fo:font-family="Wingdings" style:font-family-generic="system" style:font-pitch="variable" style:font-charset="x-symbol" fo:font-size="10pt" style:font-size-asian="10pt"/>
    </style:style>
    <style:style style:name="WW_5f_CharLFO28LVL9" style:display-name="WW_CharLFO28LVL9" style:family="text">
      <style:text-properties style:font-name="Wingdings" fo:font-family="Wingdings" style:font-family-generic="system" style:font-pitch="variable" style:font-charset="x-symbol" fo:font-size="10pt" style:font-size-asian="10pt"/>
    </style:style>
    <style:style style:name="WW_5f_CharLFO29LVL1" style:display-name="WW_CharLFO29LVL1" style:family="text">
      <style:text-properties style:font-name="Symbol" fo:font-family="Symbol" style:font-family-generic="roman" style:font-pitch="variable" style:font-charset="x-symbol" fo:font-size="10pt" style:font-size-asian="10pt"/>
    </style:style>
    <style:style style:name="WW_5f_CharLFO29LVL2" style:display-name="WW_CharLFO29LVL2" style:family="text">
      <style:text-properties style:font-name="Courier New" fo:font-family="'Courier New'" style:font-family-generic="modern" style:font-pitch="fixed" fo:font-size="10pt" style:font-size-asian="10pt"/>
    </style:style>
    <style:style style:name="WW_5f_CharLFO29LVL3" style:display-name="WW_CharLFO29LVL3" style:family="text">
      <style:text-properties style:font-name="Wingdings" fo:font-family="Wingdings" style:font-family-generic="system" style:font-pitch="variable" style:font-charset="x-symbol" fo:font-size="10pt" style:font-size-asian="10pt"/>
    </style:style>
    <style:style style:name="WW_5f_CharLFO29LVL4" style:display-name="WW_CharLFO29LVL4" style:family="text">
      <style:text-properties style:font-name="Wingdings" fo:font-family="Wingdings" style:font-family-generic="system" style:font-pitch="variable" style:font-charset="x-symbol" fo:font-size="10pt" style:font-size-asian="10pt"/>
    </style:style>
    <style:style style:name="WW_5f_CharLFO29LVL5" style:display-name="WW_CharLFO29LVL5" style:family="text">
      <style:text-properties style:font-name="Wingdings" fo:font-family="Wingdings" style:font-family-generic="system" style:font-pitch="variable" style:font-charset="x-symbol" fo:font-size="10pt" style:font-size-asian="10pt"/>
    </style:style>
    <style:style style:name="WW_5f_CharLFO29LVL6" style:display-name="WW_CharLFO29LVL6" style:family="text">
      <style:text-properties style:font-name="Wingdings" fo:font-family="Wingdings" style:font-family-generic="system" style:font-pitch="variable" style:font-charset="x-symbol" fo:font-size="10pt" style:font-size-asian="10pt"/>
    </style:style>
    <style:style style:name="WW_5f_CharLFO29LVL7" style:display-name="WW_CharLFO29LVL7" style:family="text">
      <style:text-properties style:font-name="Wingdings" fo:font-family="Wingdings" style:font-family-generic="system" style:font-pitch="variable" style:font-charset="x-symbol" fo:font-size="10pt" style:font-size-asian="10pt"/>
    </style:style>
    <style:style style:name="WW_5f_CharLFO29LVL8" style:display-name="WW_CharLFO29LVL8" style:family="text">
      <style:text-properties style:font-name="Wingdings" fo:font-family="Wingdings" style:font-family-generic="system" style:font-pitch="variable" style:font-charset="x-symbol" fo:font-size="10pt" style:font-size-asian="10pt"/>
    </style:style>
    <style:style style:name="WW_5f_CharLFO29LVL9" style:display-name="WW_CharLFO29LVL9" style:family="text">
      <style:text-properties style:font-name="Wingdings" fo:font-family="Wingdings" style:font-family-generic="system" style:font-pitch="variable" style:font-charset="x-symbol" fo:font-size="10pt" style:font-size-asian="10pt"/>
    </style:style>
    <style:style style:name="WW_5f_CharLFO30LVL1" style:display-name="WW_CharLFO30LVL1"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fo:font-size="10pt" style:font-size-asian="10pt"/>
    </style:style>
    <style:style style:name="WW_5f_CharLFO33LVL2" style:display-name="WW_CharLFO33LVL2" style:family="text">
      <style:text-properties style:font-name="Courier New" fo:font-family="'Courier New'" style:font-family-generic="modern" style:font-pitch="fixed" fo:font-size="10pt" style:font-size-asian="10pt"/>
    </style:style>
    <style:style style:name="WW_5f_CharLFO33LVL3" style:display-name="WW_CharLFO33LVL3" style:family="text">
      <style:text-properties style:font-name="Wingdings" fo:font-family="Wingdings" style:font-family-generic="system" style:font-pitch="variable" style:font-charset="x-symbol" fo:font-size="10pt" style:font-size-asian="10pt"/>
    </style:style>
    <style:style style:name="WW_5f_CharLFO33LVL4" style:display-name="WW_CharLFO33LVL4" style:family="text">
      <style:text-properties style:font-name="Wingdings" fo:font-family="Wingdings" style:font-family-generic="system" style:font-pitch="variable" style:font-charset="x-symbol" fo:font-size="10pt" style:font-size-asian="10pt"/>
    </style:style>
    <style:style style:name="WW_5f_CharLFO33LVL5" style:display-name="WW_CharLFO33LVL5" style:family="text">
      <style:text-properties style:font-name="Wingdings" fo:font-family="Wingdings" style:font-family-generic="system" style:font-pitch="variable" style:font-charset="x-symbol" fo:font-size="10pt" style:font-size-asian="10pt"/>
    </style:style>
    <style:style style:name="WW_5f_CharLFO33LVL6" style:display-name="WW_CharLFO33LVL6" style:family="text">
      <style:text-properties style:font-name="Wingdings" fo:font-family="Wingdings" style:font-family-generic="system" style:font-pitch="variable" style:font-charset="x-symbol" fo:font-size="10pt" style:font-size-asian="10pt"/>
    </style:style>
    <style:style style:name="WW_5f_CharLFO33LVL7" style:display-name="WW_CharLFO33LVL7" style:family="text">
      <style:text-properties style:font-name="Wingdings" fo:font-family="Wingdings" style:font-family-generic="system" style:font-pitch="variable" style:font-charset="x-symbol" fo:font-size="10pt" style:font-size-asian="10pt"/>
    </style:style>
    <style:style style:name="WW_5f_CharLFO33LVL8" style:display-name="WW_CharLFO33LVL8" style:family="text">
      <style:text-properties style:font-name="Wingdings" fo:font-family="Wingdings" style:font-family-generic="system" style:font-pitch="variable" style:font-charset="x-symbol" fo:font-size="10pt" style:font-size-asian="10pt"/>
    </style:style>
    <style:style style:name="WW_5f_CharLFO33LVL9" style:display-name="WW_CharLFO33LVL9" style:family="text">
      <style:text-properties style:font-name="Wingdings" fo:font-family="Wingdings" style:font-family-generic="system" style:font-pitch="variable" style:font-charset="x-symbol" fo:font-size="10pt" style:font-size-asian="10pt"/>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style:font-name="Wingdings" fo:font-family="Wingdings" style:font-family-generic="system"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Wingdings" fo:font-family="Wingdings" style:font-family-generic="system"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WW_5f_CharLFO38LVL1" style:display-name="WW_CharLFO38LVL1" style:family="text">
      <style:text-properties style:font-name="Wingdings" fo:font-family="Wingdings" style:font-family-generic="system"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002cm" fo:margin-left="0.123cm" table:align="left"/>
    </style:style>
    <style:style style:name="Tabella1.A" style:family="table-column">
      <style:table-column-properties style:column-width="3cm"/>
    </style:style>
    <style:style style:name="Tabella1.B" style:family="table-column">
      <style:table-column-properties style:column-width="5.251cm"/>
    </style:style>
    <style:style style:name="Tabella1.C" style:family="table-column">
      <style:table-column-properties style:column-width="4.001cm"/>
    </style:style>
    <style:style style:name="Tabella1.D" style:family="table-column">
      <style:table-column-properties style:column-width="4.75cm"/>
    </style:style>
    <style:style style:name="Tabella1.A1" style:family="table-cell">
      <style:table-cell-properties fo:padding-left="0.123cm" fo:padding-right="0.123cm" fo:padding-top="0cm" fo:padding-bottom="0cm" fo:border-left="0.75pt solid #000000" fo:border-right="none" fo:border-top="0.75pt solid #000000" fo:border-bottom="none"/>
    </style:style>
    <style:style style:name="Tabella1.B1" style:family="table-cell">
      <style:table-cell-properties fo:padding-left="0.123cm" fo:padding-right="0.123cm" fo:padding-top="0cm" fo:padding-bottom="0cm" fo:border-left="none" fo:border-right="none" fo:border-top="0.75pt solid #000000" fo:border-bottom="none"/>
    </style:style>
    <style:style style:name="Tabella1.D1" style:family="table-cell">
      <style:table-cell-properties fo:padding-left="0.123cm" fo:padding-right="0.123cm" fo:padding-top="0cm" fo:padding-bottom="0cm" fo:border-left="none" fo:border-right="0.75pt solid #000000" fo:border-top="0.75pt solid #000000" fo:border-bottom="none"/>
    </style:style>
    <style:style style:name="Tabella1.A2" style:family="table-cell">
      <style:table-cell-properties fo:padding-left="0.123cm" fo:padding-right="0.123cm" fo:padding-top="0cm" fo:padding-bottom="0cm" fo:border-left="0.75pt solid #000000" fo:border-right="none" fo:border-top="none" fo:border-bottom="none"/>
    </style:style>
    <style:style style:name="Tabella1.B2" style:family="table-cell">
      <style:table-cell-properties fo:padding-left="0.123cm" fo:padding-right="0.123cm" fo:padding-top="0cm" fo:padding-bottom="0cm" fo:border="none"/>
    </style:style>
    <style:style style:name="Tabella1.D2" style:family="table-cell">
      <style:table-cell-properties fo:padding-left="0.123cm" fo:padding-right="0.123cm" fo:padding-top="0cm" fo:padding-bottom="0cm" fo:border-left="none" fo:border-right="0.75pt solid #000000" fo:border-top="none" fo:border-bottom="none"/>
    </style:style>
    <style:style style:name="Tabella1.A5" style:family="table-cell">
      <style:table-cell-properties fo:padding-left="0.123cm" fo:padding-right="0.123cm" fo:padding-top="0cm" fo:padding-bottom="0cm" fo:border-left="0.75pt solid #000000" fo:border-right="none" fo:border-top="none" fo:border-bottom="0.75pt solid #000000"/>
    </style:style>
    <style:style style:name="Tabella1.B5" style:family="table-cell">
      <style:table-cell-properties fo:padding-left="0.123cm" fo:padding-right="0.123cm" fo:padding-top="0cm" fo:padding-bottom="0cm" fo:border-left="none" fo:border-right="none" fo:border-top="none" fo:border-bottom="0.75pt solid #000000"/>
    </style:style>
    <style:style style:name="Tabella1.D5" style:family="table-cell">
      <style:table-cell-properties fo:padding-left="0.123cm" fo:padding-right="0.123cm" fo:padding-top="0cm" fo:padding-bottom="0cm" fo:border-left="none" fo:border-right="0.75pt solid #000000" fo:border-top="none" fo:border-bottom="0.75pt solid #000000"/>
    </style:style>
    <style:style style:name="MP1" style:family="paragraph">
      <style:paragraph-properties fo:text-align="justify"/>
    </style:style>
    <style:style style:name="MP2" style:family="paragraph">
      <style:paragraph-properties style:writing-mode="lr-tb"/>
    </style:style>
    <style:style style:name="MP3" style:family="paragraph" style:parent-style-name="Normale">
      <style:paragraph-properties fo:text-align="justify" style:justify-single-word="false"/>
      <style:text-properties fo:font-size="8pt" fo:font-style="italic" style:font-size-asian="8pt" style:font-style-asian="italic"/>
    </style:style>
    <style:style style:name="MP4" style:family="paragraph" style:parent-style-name="Normale">
      <style:paragraph-properties fo:text-align="justify" style:justify-single-word="false"/>
    </style:style>
    <style:style style:name="MP5" style:family="paragraph" style:parent-style-name="Normale">
      <style:paragraph-properties fo:text-align="justify" style:justify-single-word="false"/>
      <style:text-properties officeooo:rsid="000a66d5" officeooo:paragraph-rsid="000a66d5"/>
    </style:style>
    <style:style style:name="MT1" style:family="text">
      <style:text-properties style:font-name="Zurich XBlk BT" fo:font-size="8pt" style:font-size-asian="8pt"/>
    </style:style>
    <style:style style:name="MT2" style:family="text">
      <style:text-properties style:font-name="Arial" fo:font-size="20pt" fo:font-weight="bold" style:font-size-asian="20pt" style:font-weight-asian="bold"/>
    </style:style>
    <style:style style:name="MT3" style:family="text">
      <style:text-properties fo:font-size="16pt" fo:font-style="italic" style:font-size-asian="16pt" style:font-style-asian="italic"/>
    </style:style>
    <style:style style:name="MT4" style:family="text">
      <style:text-properties fo:font-size="12pt" fo:font-style="italic" style:font-size-asian="12pt" style:font-style-asian="italic" style:font-style-complex="italic"/>
    </style:style>
    <style:style style:name="MT5"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MT6" style:family="text">
      <style:text-properties fo:font-size="8pt" fo:font-style="italic" style:font-size-asian="8pt" style:font-style-asian="italic"/>
    </style:style>
    <style:style style:name="Mfr1" style:family="graphic" style:parent-style-name="OLE">
      <style:graphic-properties style:vertical-pos="top" style:vertical-rel="baseline" draw:ole-draw-aspect="1" draw:visible-area-top="0cm" draw:visible-area-width="5.001cm" draw:visible-area-height="5.001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98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Footer"><text:span text:style-name="Car._20_predefinito_20_paragrafo"><text:span text:style-name="MT1">Comune di Savona<text:tab/><text:tab/>Settore Pianificazione Territoriale</text:span></text:span></text:p>
      </style:footer>
    </style:master-page>
    <style:master-page style:name="MPF0" style:page-layout-name="Mpm2" style:next-style-name="MP0">
      <style:header>
        <text:p text:style-name="Header"/>
        <text:p text:style-name="Header"><draw:custom-shape text:anchor-type="paragraph" draw:z-index="1" draw:name="Rectangle 1" draw:style-name="Mgr1" draw:text-style-name="MP2" svg:width="14.735cm" svg:height="3.559cm" svg:x="2.316cm" svg:y="0.275cm"><text:p text:style-name="MP1"><text:span text:style-name="MT2">Comune di Savona <text:s text:c="13"/></text:span></text:p><text:p text:style-name="MP1"><text:span text:style-name="MT3">Settore Pianificazione Territoriale</text:span></text:p><text:p text:style-name="MP1"><text:span text:style-name="MT4">Sportello Unico per l’Edilizia</text:span></text:p><text:p text:style-name="MP1"><text:tab/><text:tab/><text:tab/><text:tab/><text:tab/><text:tab/><text:tab/> <text:s text:c="17"/><text:span text:style-name="MT5">RACCOMANDATA A.R.</text:span></text:p><text:p text:style-name="MP1"><text:tab/><text:tab/><text:tab/><text:tab/><text:tab/><text:tab/><text:tab/><text:tab/> <text:s text:c="3"/>Inviata via pec</text:p><draw:enhanced-geometry svg:viewBox="0 0 21600 21600" draw:type="non-primitive" draw:enhanced-path="M 0 0 L 21600 0 21600 21600 0 21600 Z N"/></draw:custom-shape><draw:frame draw:style-name="Mfr1" draw:name="Picture 1" text:anchor-type="as-char" svg:width="2.182cm" style:rel-width="scale" svg:height="3.12cm" style:rel-height="scale" draw:z-index="0"><draw:object-ole xlink:href="./Object 1" xlink:type="simple" xlink:show="embed" xlink:actuate="onLoad"/><draw:image xlink:href="./ObjectReplacements/Object 1" xlink:type="simple" xlink:show="embed" xlink:actuate="onLoad"/></draw:frame></text:p>
        <text:p text:style-name="Header"/>
      </style:header>
      <style:footer>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MP3">Settore: </text:p>
            </table:table-cell>
            <table:table-cell table:style-name="Tabella1.B1" office:value-type="string">
              <text:p text:style-name="MP3">Pianificazione Territoriale</text:p>
            </table:table-cell>
            <table:table-cell table:style-name="Tabella1.B1" office:value-type="string">
              <text:p text:style-name="MP3">Dirigente:</text:p>
            </table:table-cell>
            <table:table-cell table:style-name="Tabella1.D1" office:value-type="string">
              <text:p text:style-name="MP3">Arch. GiovannaMacario </text:p>
            </table:table-cell>
          </table:table-row>
          <table:table-row>
            <table:table-cell table:style-name="Tabella1.A2" office:value-type="string">
              <text:p text:style-name="MP4"><text:span text:style-name="Car._20_predefinito_20_paragrafo"><text:span text:style-name="MT6">Struttura responsabile:</text:span></text:span></text:p>
            </table:table-cell>
            <table:table-cell table:style-name="Tabella1.B2" office:value-type="string">
              <text:p text:style-name="MP4"><text:span text:style-name="Car._20_predefinito_20_paragrafo"><text:span text:style-name="MT6">Servizio Edilizia privata</text:span></text:span></text:p>
            </table:table-cell>
            <table:table-cell table:style-name="Tabella1.B2" office:value-type="string">
              <text:p text:style-name="MP3">Responsabile del <text:s/>procedimento:</text:p>
            </table:table-cell>
            <table:table-cell table:style-name="Tabella1.D2" office:value-type="string">
              <text:p text:style-name="MP3">geom. Ivo Maffioli</text:p>
            </table:table-cell>
          </table:table-row>
          <table:table-row>
            <table:table-cell table:style-name="Tabella1.A2" office:value-type="string">
              <text:p text:style-name="MP3"/>
            </table:table-cell>
            <table:table-cell table:style-name="Tabella1.B2" office:value-type="string">
              <text:p text:style-name="MP3">corso Italia 19 <text:s/>- <text:s text:c="2"/>17100 Savona</text:p>
            </table:table-cell>
            <table:table-cell table:style-name="Tabella1.B2" office:value-type="string">
              <text:p text:style-name="MP3">Istruttore tecnico:</text:p>
            </table:table-cell>
            <table:table-cell table:style-name="Tabella1.D2" office:value-type="string">
              <text:p text:style-name="MP5">[istruttore_tecnico]</text:p>
            </table:table-cell>
          </table:table-row>
          <table:table-row>
            <table:table-cell table:style-name="Tabella1.A2" office:value-type="string">
              <text:p text:style-name="MP3"/>
            </table:table-cell>
            <table:table-cell table:style-name="Tabella1.B2" office:value-type="string">
              <text:p text:style-name="MP3">tel.019-8310291/294/671/363/364</text:p>
              <text:p text:style-name="MP3">telefax 019-8310356</text:p>
            </table:table-cell>
            <table:table-cell table:style-name="Tabella1.B2" office:value-type="string">
              <text:p text:style-name="MP3">Ufficio per visione atti:</text:p>
              <text:p text:style-name="MP3">Orario:</text:p>
            </table:table-cell>
            <table:table-cell table:style-name="Tabella1.D2" office:value-type="string">
              <text:p text:style-name="MP3">Servizio Edilizia Privata </text:p>
              <text:p text:style-name="MP3">martedì e giovedì ore 10:00 - 12:30</text:p>
            </table:table-cell>
          </table:table-row>
          <table:table-row>
            <table:table-cell table:style-name="Tabella1.A5" office:value-type="string">
              <text:p text:style-name="MP3"/>
            </table:table-cell>
            <table:table-cell table:style-name="Tabella1.B5" office:value-type="string">
              <text:p text:style-name="MP3"/>
            </table:table-cell>
            <table:table-cell table:style-name="Tabella1.B5" office:value-type="string">
              <text:p text:style-name="MP3">Data avvio procedimento:</text:p>
            </table:table-cell>
            <table:table-cell table:style-name="Tabella1.D5" office:value-type="string">
              <text:p text:style-name="MP5">[data_presentazione]</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Claudio</meta:initial-creator>
    <meta:creation-date>2014-01-26T18:50:00Z</meta:creation-date>
    <dc:date>2014-01-30T09:14:10.469000000</dc:date>
    <meta:print-date>2013-02-20T08:35:00Z</meta:print-date>
    <meta:editing-cycles>8</meta:editing-cycles>
    <meta:editing-duration>PT17M46S</meta:editing-duration>
    <meta:document-statistic meta:table-count="5" meta:image-count="0" meta:object-count="1" meta:page-count="6" meta:paragraph-count="124" meta:word-count="3286" meta:character-count="23029" meta:non-whitespace-character-count="19877"/>
    <meta:template xlink:type="simple" xlink:actuate="onRequest" xlink:title="" xlink:href="./Doc%20int%20DIA.dot"/>
  </office:meta>
</office:document-meta>
</file>